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finition des niveaux d’habilitation associés à un service </text:p>
      <text:p text:style-name="P1"/>
      <text:p text:style-name="P2"><text:tab/>La refonte du site internet de l'agence immobilière Hellenic permettra de gérer les réservations ainsi que les ventes des biens. De ce fait, une identification est envisagé dans le but d'avoir d'une part les administrateurs qui peuvent ajouter, modifier, supprimer un bien et/ou un vendeur, et d'autre part les "clients" qui peuvent consulter sans être identifié, mais devront être identifiés pour réserver et/ou acheter un bien.</text:p>
      <text:p text:style-name="P2"/>
      <text:p text:style-name="P2"><text:tab/>Ainsi, au niveau de l'utilisation du site internet :</text:p>
      <text:list xml:id="list3668688769249154980" text:style-name="L1">
        <text:list-item>
          <text:list>
            <text:list-item>
              <text:p text:style-name="P3">Une fois connectés, les administrateurs peuvent ajouter, modifier, supprimer un bien et/ou un vendeur ;</text:p>
            </text:list-item>
            <text:list-item>
              <text:p text:style-name="P3">Sans être connectés, les internautes peuvent consulter toutes les annonces disponibles sur le site internet ;</text:p>
            </text:list-item>
            <text:list-item>
              <text:p text:style-name="P3">Une fois connectés, les internautes authentifiés peuvent réserver et/ou acheter un bien.</text:p>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43S</meta:editing-duration>
    <meta:editing-cycles>3</meta:editing-cycles>
    <meta:generator>OpenOffice.org/3.4.1$Win32 OpenOffice.org_project/341m1$Build-9593</meta:generator>
    <dc:date>2013-04-02T20:33:23.84</dc:date>
    <meta:document-statistic meta:table-count="0" meta:image-count="0" meta:object-count="0" meta:page-count="1" meta:paragraph-count="6" meta:word-count="129" meta:character-count="846"/>
    <meta:user-defined meta:name="Info 1"/>
    <meta:user-defined meta:name="Info 2"/>
    <meta:user-defined meta:name="Info 3"/>
    <meta:user-defined meta:name="Info 4"/>
  </office:meta>
</office:document-meta>
</file>